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list-style-name="L1">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list-style-name="L1">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list-style-name="L1">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text:list-style style:name="L1">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Standard Form:</text:p>
      <text:p text:style-name="P2">Aric's Standard for Modules in Python:</text:p>
      <text:list text:style-name="L1">
        <text:list-item>
          <text:p text:style-name="P5">Module Info and Docstring</text:p>
          <text:p text:style-name="P4"><text:s/>Module Info is a comment block <text:s/>with stuff like your name and license. The Module Docstring is the first quoted string and should provide information about the module. It is my habit to keep docstrings to one or two sentences and then to define a module level script : help() that has more in depth information. </text:p>
        </text:list-item>
      </text:list>
      <text:p text:style-name="P3"/>
      <text:list text:style-name="L1" text:continue-numbering="true">
        <text:list-item>
          <text:p text:style-name="P5">Module Imports</text:p>
          <text:list>
            <text:list-item>
              <text:p text:style-name="P5">Standard Imports</text:p>
            </text:list-item>
          </text:list>
        </text:list-item>
      </text:list>
      <text:p text:style-name="P7"><text:tab/><text:tab/><text:span text:style-name="T2">Imports that are in the standard library and should always work if you have python <text:tab/><text:tab/><text:tab/>installed properly.</text:span></text:p>
      <text:list text:style-name="L1" text:continue-numbering="true">
        <text:list-item>
          <text:list text:continue-numbering="true">
            <text:list-item>
              <text:p text:style-name="P5">3<text:span text:style-name="T1">rd</text:span> Party Imports</text:p>
            </text:list-item>
          </text:list>
        </text:list-item>
      </text:list>
      <text:p text:style-name="P7"><text:tab/><text:tab/><text:span text:style-name="T2">Imports from within the user defined package or other places that HAD to be loaded <text:tab/><text:tab/><text:tab/>separately. These imports should have a try: except: structure. That is, if they fail the <text:tab/><text:tab/><text:tab/>program should default to something useful. </text:span></text:p>
      <text:list text:style-name="L1" text:continue-numbering="true">
        <text:list-item>
          <text:p text:style-name="P5">Module Constants</text:p>
        </text:list-item>
      </text:list>
      <text:p text:style-name="P7"><text:tab/><text:span text:style-name="T2">The constants that can be used through out the module. Constant names should be <text:tab/>ALL_UPPERCASE_WITH_UNDERSCORES.</text:span></text:p>
      <text:p text:style-name="P7"><text:span text:style-name="T2"/></text:p>
      <text:list text:style-name="L1" text:continue-numbering="true">
        <text:list-item>
          <text:p text:style-name="P5">Module Functions</text:p>
        </text:list-item>
      </text:list>
      <text:p text:style-name="P3"><text:tab/>A module function takes a variable(s) and maps it to another variable(s). Function names <text:tab/>should be all_lowercase_with_underscores.</text:p>
      <text:p text:style-name="P3"><text:s/></text:p>
      <text:list text:style-name="L1" text:continue-numbering="true">
        <text:list-item>
          <text:p text:style-name="P5">Module Class Definitions</text:p>
        </text:list-item>
      </text:list>
      <text:p text:style-name="P3"><text:tab/>A module class is a complex data container which can inherit functions (methods) and <text:tab/>variables (attributes) from other objects. They are the foundation of Object Oriented <text:tab/>programming. Module names should be TitleCaseWithNoSpaces. Methods and attributes should <text:s text:c="2"/><text:tab/>be either all_lowercase_with_underscores or lowerThenTitleCaseWithNoSpaces. It is common <text:tab/>for me to define aliases for methods so that both MyClass.myMethod() and <text:tab/>MyClass.my_method() work. </text:p>
      <text:p text:style-name="P3"/>
      <text:list text:style-name="L1" text:continue-numbering="true">
        <text:list-item>
          <text:p text:style-name="P5">Module Scripts</text:p>
        </text:list-item>
      </text:list>
      <text:p text:style-name="P3"><text:tab/>A module script is a function or procedure that does something and returns at most a boolean <text:tab/>value. The reason they are not defined with module functions is so that they can use all of the <text:tab/>class definitions. The reason they are not only in the Module runner is so that they can be <text:tab/>accessed by importing the module. I usually try to put one of the following words in the name:</text:p>
      <text:p text:style-name="P3"><text:tab/>test,script or robot and the name is all_lowercase_with_underscores.</text:p>
      <text:p text:style-name="P3"/>
      <text:list text:style-name="L1" text:continue-numbering="true">
        <text:list-item>
          <text:p text:style-name="P5"><text:s/>Module Runner</text:p>
        </text:list-item>
      </text:list>
      <text:p text:style-name="P3"><text:tab/>The statement if __name__ == '__main__': at the end of the module it determines the modules <text:tab/>behavior if it is opened as a file. That is double clicked or ran as a script. I usually just call <text:tab/>module script(s) of interest here.</text:p>
      <text:p text:style-name="P3"/>
      <text:p text:style-name="P3"><text:span text:style-name="T4">Notes:</text:span> <text:span text:style-name="T3">There are several exceptions to the naming rules</text:span></text:p>
      <text:list text:style-name="L2">
        <text:list-item>
          <text:p text:style-name="P8">The word py in my code is always lowercase</text:p>
        </text:list-item>
        <text:list-item>
          <text:p text:style-name="P8">The words HTML and XML are always capitalized</text:p>
        </text:list-item>
        <text:list-item>
          <text:p text:style-name="P8">If there is a case sensitive quantity in the name of a function it has it's original case get_I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9-22T15:12:23</meta:creation-date>
    <dc:date>2009-09-22T15:51:18</dc:date>
    <meta:editing-cycles>3</meta:editing-cycles>
    <meta:editing-duration>PT38M56S</meta:editing-duration>
    <meta:user-defined meta:name="Info 1"/>
    <meta:user-defined meta:name="Info 2"/>
    <meta:user-defined meta:name="Info 3"/>
    <meta:user-defined meta:name="Info 4"/>
    <meta:document-statistic meta:table-count="0" meta:image-count="0" meta:object-count="0" meta:page-count="1" meta:paragraph-count="25" meta:word-count="434" meta:character-count="2605"/>
  </office:meta>
</office:document-meta>
</file>